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Gentium" svg:font-family="Gent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P1" style:family="paragraph" style:parent-style-name="Title">
      <style:text-properties style:font-name="Carlito" fo:font-size="20pt" officeooo:paragraph-rsid="00049dd4" style:font-size-asian="20pt" style:font-size-complex="20pt"/>
    </style:style>
    <style:style style:name="P2" style:family="paragraph" style:parent-style-name="Text_20_body">
      <style:text-properties style:font-name="Gentium" fo:font-size="14pt" officeooo:rsid="00049dd4" officeooo:paragraph-rsid="00049dd4" style:font-size-asian="14pt" style:font-size-complex="14pt"/>
    </style:style>
    <style:style style:name="P3" style:family="paragraph" style:parent-style-name="Text_20_body">
      <style:text-properties style:font-name="Gentium" officeooo:rsid="00049dd4" officeooo:paragraph-rsid="0013a38f"/>
    </style:style>
    <style:style style:name="P4" style:family="paragraph" style:parent-style-name="Text_20_body">
      <style:text-properties style:font-name="Gentium" officeooo:rsid="0013a38f" officeooo:paragraph-rsid="0013a38f"/>
    </style:style>
    <style:style style:name="P5" style:family="paragraph" style:parent-style-name="Text_20_body">
      <style:text-properties fo:color="#000000" style:text-outline="false" style:text-line-through-style="none" style:text-line-through-type="none" style:font-name="Gentium" fo:font-size="12pt" fo:font-style="normal" fo:text-shadow="none" style:text-underline-style="none" fo:font-weight="normal" officeooo:rsid="00055a09" officeooo:paragraph-rsid="00055a09"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style:font-name="Gentium" officeooo:rsid="00039687" officeooo:paragraph-rsid="00055e4a"/>
    </style:style>
    <style:style style:name="P7" style:family="paragraph" style:parent-style-name="Standard">
      <style:text-properties officeooo:paragraph-rsid="00055e4a"/>
    </style:style>
    <style:style style:name="P8" style:family="paragraph" style:parent-style-name="Standard">
      <style:text-properties officeooo:paragraph-rsid="0008651a"/>
    </style:style>
    <style:style style:name="P9" style:family="paragraph" style:parent-style-name="Standard">
      <style:text-properties officeooo:paragraph-rsid="001b0c35"/>
    </style:style>
    <style:style style:name="P10" style:family="paragraph" style:parent-style-name="Preformatted_20_Text">
      <style:text-properties officeooo:paragraph-rsid="00055e4a"/>
    </style:style>
    <style:style style:name="P11" style:family="paragraph" style:parent-style-name="Preformatted_20_Text">
      <style:text-properties fo:font-size="12pt" fo:font-weight="bold" officeooo:paragraph-rsid="0008651a" style:font-size-asian="12pt" style:font-weight-asian="bold" style:font-size-complex="12pt" style:font-weight-complex="bold"/>
    </style:style>
    <style:style style:name="P12" style:family="paragraph" style:parent-style-name="Preformatted_20_Text">
      <style:text-properties fo:font-size="12pt" officeooo:paragraph-rsid="0006d645" style:font-size-asian="12pt" style:font-size-complex="12pt"/>
    </style:style>
    <style:style style:name="P13"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6d645"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8651a"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Preformatted_20_Text">
      <style:text-properties fo:font-size="14pt" fo:font-weight="bold" officeooo:paragraph-rsid="0006d645" style:font-size-asian="14pt" style:font-weight-asian="bold" style:font-size-complex="14pt" style:font-weight-complex="bold"/>
    </style:style>
    <style:style style:name="P16" style:family="paragraph" style:parent-style-name="Preformatted_20_Text">
      <style:text-properties fo:font-size="14pt" officeooo:rsid="0008651a" officeooo:paragraph-rsid="0008651a" style:font-size-asian="14pt" style:font-size-complex="14pt"/>
    </style:style>
    <style:style style:name="P17" style:family="paragraph" style:parent-style-name="Preformatted_20_Text">
      <style:text-properties style:font-name="Liberation Serif" fo:font-size="11pt" officeooo:paragraph-rsid="0006d645" style:font-size-asian="11pt" style:font-size-complex="11pt"/>
    </style:style>
    <style:style style:name="P18" style:family="paragraph" style:parent-style-name="Preformatted_20_Text">
      <style:text-properties style:font-name="Liberation Serif" fo:font-size="12pt" officeooo:paragraph-rsid="0006d645" style:font-size-asian="12pt" style:font-size-complex="12pt"/>
    </style:style>
    <style:style style:name="P19" style:family="paragraph" style:parent-style-name="Preformatted_20_Text">
      <style:text-properties style:font-name="Liberation Serif" fo:font-size="12pt" officeooo:rsid="00023668" officeooo:paragraph-rsid="0008651a" style:font-size-asian="12pt" style:font-size-complex="12pt"/>
    </style:style>
    <style:style style:name="P20" style:family="paragraph" style:parent-style-name="Preformatted_20_Text">
      <style:text-properties style:font-name="Liberation Serif" fo:font-size="12pt" officeooo:paragraph-rsid="0008651a" style:font-size-asian="12pt" style:font-size-complex="12pt"/>
    </style:style>
    <style:style style:name="P21" style:family="paragraph" style:parent-style-name="Preformatted_20_Text">
      <style:text-properties style:font-name="Liberation Serif" fo:font-size="12pt" officeooo:rsid="0008651a" officeooo:paragraph-rsid="0008651a" style:font-size-asian="10.5pt" style:font-size-complex="12pt"/>
    </style:style>
    <style:style style:name="P22" style:family="paragraph" style:parent-style-name="Preformatted_20_Text">
      <style:text-properties style:font-name="Liberation Serif" fo:font-size="12pt" officeooo:rsid="001ec1a9" officeooo:paragraph-rsid="001ec1a9" style:font-size-asian="10.5pt" style:font-size-complex="12pt"/>
    </style:style>
    <style:style style:name="P23" style:family="paragraph" style:parent-style-name="Preformatted_20_Text">
      <style:text-properties style:font-name="Liberation Serif" fo:font-size="12pt" officeooo:rsid="00252eab" officeooo:paragraph-rsid="00252eab" style:font-size-asian="10.5pt" style:font-size-complex="12pt"/>
    </style:style>
    <style:style style:name="P24" style:family="paragraph" style:parent-style-name="Preformatted_20_Text">
      <style:text-properties style:font-name="Liberation Serif" fo:font-size="12pt" officeooo:rsid="00252eab" officeooo:paragraph-rsid="001ec1a9" style:font-size-asian="10.5pt" style:font-size-complex="12pt"/>
    </style:style>
    <style:style style:name="P25" style:family="paragraph" style:parent-style-name="Preformatted_20_Text">
      <style:text-properties style:font-name="Liberation Serif" fo:font-size="12pt" officeooo:rsid="002714b5" officeooo:paragraph-rsid="002714b5" style:font-size-asian="10.5pt" style:font-size-complex="12pt"/>
    </style:style>
    <style:style style:name="P26" style:family="paragraph" style:parent-style-name="Preformatted_20_Text">
      <style:text-properties style:font-name="Liberation Serif" fo:font-size="12pt" officeooo:rsid="002777de" officeooo:paragraph-rsid="002777de" style:font-size-asian="10.5pt" style:font-size-complex="12pt"/>
    </style:style>
    <style:style style:name="P27" style:family="paragraph" style:parent-style-name="Preformatted_20_Text">
      <style:paragraph-properties>
        <style:tab-stops>
          <style:tab-stop style:position="8.811cm"/>
        </style:tab-stops>
      </style:paragraph-properties>
      <style:text-properties style:font-name="Liberation Serif" fo:font-size="12pt" officeooo:rsid="002777de" officeooo:paragraph-rsid="002777de" style:font-size-asian="10.5pt" style:font-size-complex="12pt"/>
    </style:style>
    <style:style style:name="P28" style:family="paragraph" style:parent-style-name="Preformatted_20_Text">
      <style:text-properties officeooo:paragraph-rsid="0008651a"/>
    </style:style>
    <style:style style:name="P29" style:family="paragraph" style:parent-style-name="Text_20_body">
      <style:text-properties fo:color="#000000" style:text-outline="false" style:text-line-through-style="none" style:text-line-through-type="none" style:font-name="Gentium" fo:font-size="12pt" fo:font-style="normal" fo:text-shadow="none" style:text-underline-style="none" fo:font-weight="normal" officeooo:rsid="00055a09" officeooo:paragraph-rsid="002a3eb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Preformatted_20_Text">
      <style:text-properties style:font-name="Liberation Serif" fo:font-size="12pt" officeooo:rsid="0008651a" officeooo:paragraph-rsid="002a3eb5" style:font-size-asian="10.5pt" style:font-size-complex="12pt"/>
    </style:style>
    <style:style style:name="P31" style:family="paragraph" style:parent-style-name="Preformatted_20_Text">
      <style:text-properties style:font-name="Liberation Serif" fo:font-size="12pt" officeooo:rsid="001958b1" officeooo:paragraph-rsid="002a3eb5" style:font-size-asian="10.5pt" style:font-size-complex="12pt"/>
    </style:style>
    <style:style style:name="P32" style:family="paragraph" style:parent-style-name="List_20_Paragraph" style:list-style-name="WWNum2">
      <style:text-properties officeooo:paragraph-rsid="00055e4a"/>
    </style:style>
    <style:style style:name="T1"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style:text-outline="false" style:text-line-through-style="none" style:text-line-through-type="none" fo:font-size="12pt" fo:font-style="normal" fo:text-shadow="none" style:text-underline-style="none" fo:font-weight="normal" officeooo:rsid="00039687"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fo:font-size="12pt" fo:font-style="normal" fo:text-shadow="none" style:text-underline-style="none" fo:font-weight="normal" officeooo:rsid="00055a09"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fo:font-size="12pt" fo:font-style="normal" fo:text-shadow="none" style:text-underline-style="none" fo:font-weight="normal" officeooo:rsid="0014851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fo:font-size="12pt" fo:font-style="normal" fo:text-shadow="none" style:text-underline-style="none" fo:font-weight="normal" officeooo:rsid="001885af"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officeooo:rsid="000443b6"/>
    </style:style>
    <style:style style:name="T7" style:family="text">
      <style:text-properties officeooo:rsid="00012397"/>
    </style:style>
    <style:style style:name="T8" style:family="text">
      <style:text-properties officeooo:rsid="00023668"/>
    </style:style>
    <style:style style:name="T9" style:family="text">
      <style:text-properties officeooo:rsid="0003f8aa"/>
    </style:style>
    <style:style style:name="T10" style:family="text">
      <style:text-properties fo:font-size="12pt" style:font-size-asian="12pt" style:font-size-complex="12pt"/>
    </style:style>
    <style:style style:name="T11" style:family="text">
      <style:text-properties style:font-name="Liberation Serif"/>
    </style:style>
    <style:style style:name="T12" style:family="text">
      <style:text-properties style:font-name="Liberation Serif" officeooo:rsid="00012397"/>
    </style:style>
    <style:style style:name="T13" style:family="text">
      <style:text-properties officeooo:rsid="0009f2bf"/>
    </style:style>
    <style:style style:name="T14" style:family="text">
      <style:text-properties officeooo:rsid="000bed66"/>
    </style:style>
    <style:style style:name="T15" style:family="text">
      <style:text-properties officeooo:rsid="000dd964"/>
    </style:style>
    <style:style style:name="T16" style:family="text">
      <style:text-properties officeooo:rsid="00151eb1"/>
    </style:style>
    <style:style style:name="T17" style:family="text">
      <style:text-properties officeooo:rsid="0016eae4"/>
    </style:style>
    <style:style style:name="T18" style:family="text">
      <style:text-properties officeooo:rsid="001885af"/>
    </style:style>
    <style:style style:name="T19" style:family="text">
      <style:text-properties officeooo:rsid="0019ff4b"/>
    </style:style>
    <style:style style:name="T20" style:family="text">
      <style:text-properties officeooo:rsid="001b0c35"/>
    </style:style>
    <style:style style:name="T21" style:family="text">
      <style:text-properties officeooo:rsid="001b64d6"/>
    </style:style>
    <style:style style:name="T22" style:family="text">
      <style:text-properties officeooo:rsid="001c24c6"/>
    </style:style>
    <style:style style:name="T23" style:family="text">
      <style:text-properties officeooo:rsid="00262543"/>
    </style:style>
    <style:style style:name="T24" style:family="text">
      <style:text-properties officeooo:rsid="002723db"/>
    </style:style>
    <style:style style:name="T25" style:family="text">
      <style:text-properties officeooo:rsid="002777de"/>
    </style:style>
    <style:style style:name="T26" style:family="text">
      <style:text-properties officeooo:rsid="002909de"/>
    </style:style>
    <style:style style:name="T27" style:family="text">
      <style:text-properties officeooo:rsid="001b4dfb"/>
    </style:style>
    <style:style style:name="T28" style:family="text">
      <style:text-properties officeooo:rsid="0019d7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E 1.06 : <text:span text:style-name="T18">D</text:span>écouverte de l’environnement économique et écologique</text:p>
      <text:p text:style-name="Standard"/>
      <text:p text:style-name="Standard"/>
      <text:p text:style-name="P2">1/</text:p>
      <text:p text:style-name="P7">L’entreprise est de taille moyenne d’environ 60 salariés. Sachant qu’elle a entre 50 et 249 salariés elle est donc déclarée comme étant une petite PME. </text:p>
      <text:p text:style-name="P7">Son domaine d’activité est la commercialisation en B2B (d’entreprise à entreprise) et B2C (d’entreprise à consommateur). </text:p>
      <text:p text:style-name="P7">Sur le marché elle est en situation d’oligopole bilatéral c’est-à-dire qu’il n’y a que quelques offreurs donc peu de concurrence pour quelques demandeurs pour toucher une clientèle restreinte.</text:p>
      <text:p text:style-name="P7">La forme juridique de notre société de capitaux et de type SARL (société à responsabilité limité)</text:p>
      <text:p text:style-name="P6">Son siège social se situe à Clermont-Ferrand.</text:p>
      <text:p text:style-name="P6"/>
      <text:p text:style-name="P3">Pour rappel, un marché est un lieu réel ou fictif o<text:span text:style-name="T18">ù</text:span> se déroule l’échange d’un bien matériel et/ou immatérielle (bien, service, travail, <text:s/>capital, …). <text:s/>Dans notre cas, les caractéristique<text:span text:style-name="T18">s</text:span> des autres offreurs (tel que <text:span text:style-name="T2">MyProtein, SoShape, Inshape Nutrition, …</text:span><text:span text:style-name="T1">) sont toutes des entreprise</text:span><text:span text:style-name="T3">s</text:span><text:span text:style-name="T1"> ou des </text:span><text:span text:style-name="T5">plate-formes</text:span><text:span text:style-name="T1"> numérique</text:span><text:span text:style-name="T5">s</text:span><text:span text:style-name="T1">. Ainsi, sur le marché de notre entreprise, les offreurs sont uniquement des entreprise</text:span><text:span text:style-name="T5">s</text:span><text:span text:style-name="T1"> (o</text:span><text:span text:style-name="T5">ù à</text:span><text:span text:style-name="T1"> l’inverse du marché du travail, les offreurs sont les demandeurs d’emploi).</text:span></text:p>
      <text:p text:style-name="P29"><text:s/>Les caractéristiques des autres demandeurs, pour cette partit, comme l’entreprise fait son chiffre d’affaire en B2B (entreprise à entreprise) et en B2C (entreprise à consommateur), <text:s/>les demandeurs sont donc les ménages, mais aussi les entreprises partenaires (salle de sports). Ce marché composées de divers offreurs et divers demandeurs nous amène à 2 courbes, une d’offre et une de demande. On dira que l’intersections de ses 2 courbes est le points d’équilibre entre l’offre et la demande, c’est a dire, le prix de vente le plus juste.</text:p>
      <text:p text:style-name="P4"><text:span text:style-name="T3">P</text:span><text:span text:style-name="T1">our aller plus loin dans notre étude de marché, il est intéressant de faire l’étude macro-économique dans laquelle l’entreprise se situe. En effet, étudier le marché global d’une entreprise lui permet d’avoir une vision d’ensemble du marché, prévoir les stratégies nécessaire</text:span><text:span text:style-name="T5">s</text:span><text:span text:style-name="T1">, … Cela permettra de prévoir la tendance des secteurs, leurs évolutions et les comportement</text:span><text:span text:style-name="T5">s</text:span><text:span text:style-name="T1"> d’achats de la demande . </text:span><text:span text:style-name="T4">Mais aussi de mieux connaître les restrictions et les acteurs tiers intervenant d</text:span><text:span text:style-name="T5">ans</text:span><text:span text:style-name="T4"> le marché que l’entreprise influence. C’est donc une étude de marché national ou mondial, il est aussi possible de faire une étude micro économique si l’entreprise cherche a étudier un secteur local.</text:span></text:p>
      <text:p text:style-name="P5">D’autre acteurs Tiers interviennent sur le marché :</text:p>
      <text:p text:style-name="P7">a /</text:p>
      <text:p text:style-name="P7">Nous avons tout d’abord les Institutions qui vont jouer un rôle fondamental sur le marché, en effet, l’<text:span text:style-name="T18">E</text:span>tat permet une régulation de l’économie <text:span text:style-name="T18">de </text:span>marché à la suite de politiques de concurrence pour limite<text:span text:style-name="T18">r</text:span> les abus de position dominante et essaye d’instaurer une équité de marché. Pour cela, elle va avoir recourt :</text:p>
      <text:list xml:id="list452123526" text:style-name="WWNum2">
        <text:list-item>
          <text:p text:style-name="P32"><text:s/>« Droit de consommation », qui va protéger le consommateur contre les abus tel que les publicités mensongères …</text:p>
        </text:list-item>
        <text:list-item>
          <text:p text:style-name="P32">« Droit de concurrence », qui va assurer une concurrence loyale sur les marchés</text:p>
        </text:list-item>
        <text:list-item>
          <text:p text:style-name="P32"><text:soft-page-break/>« Droit de propriété », qui garantit par <text:span text:style-name="T18">l'Etat</text:span>, de choisir les usages d’un bien économique. <text:span text:style-name="T19">L</text:span>e propriétaire d’un bien se voit <text:span text:style-name="T19">reconnaître</text:span> le droit d’utilisation, d’en retirer un revenu, ou encore d’en disposer.</text:p>
          <text:list>
            <text:list-item>
              <text:p text:style-name="P32">Pour assurer le droit de propriété, l’Etat peut proposer aux entreprises, de brevet<text:span text:style-name="T19">er</text:span> un bien matériel ou immatériel, permettant de protég<text:span text:style-name="T19">er</text:span> une innovation de la concurrence. Ceci permet de pousser les entreprises à innover et d’acquérir un pouvoir de marché, tout en s’assurant que le bien soit protégé de la concurrence.</text:p>
            </text:list-item>
          </text:list>
        </text:list-item>
      </text:list>
      <text:p text:style-name="P7"/>
      <text:p text:style-name="P7">b /</text:p>
      <text:p text:style-name="P7">Les ménages, sont des acteurs principaux au bon fonctionnement du marché, puisqu’en effet, les entreprises de production de bien matériel ou immatériel, <text:span text:style-name="T20">v</text:span>ont principalement répondre à la demande des ménages. Se sont eu<text:span text:style-name="T20">x</text:span>, qui vont faire fonctionner le marché. <text:span text:style-name="T20">S</text:span>i les ménages n’ont pas de pouvoir d’achat, alors il<text:span text:style-name="T20">s</text:span> ne consomme<text:span text:style-name="T20">nt</text:span> pas, s’ils ne peuvent pas consommer, alors les entreprises sont obligées de stocker. L’entreprise produit donc à perte, et fera faillite. </text:p>
      <text:p text:style-name="P7"/>
      <text:p text:style-name="P9">c / </text:p>
      <text:p text:style-name="P9"><text:span text:style-name="T20">L</text:span>es Banques <text:span text:style-name="T20">v</text:span>ont assurer l’aspect économique et financier des marchés. En effet, les Banques vont accorder des crédits de consommation, innovations, recherche aux entreprises. Ceux-ci peuvent leurs permettre d’augmenter le facteur de production et ainsi <text:span text:style-name="T20">accroître</text:span> leur production pour essayer d’être plus attractif sur le marché. Mais les banques vont aussi avoir un rôle fondamental sur la consommation des ménages, puisque celle<text:span text:style-name="T20">s</text:span>-ci peu<text:span text:style-name="T20">vent</text:span> accorder des crédits à la consommation, pour inciter les ménages à la consommation.</text:p>
      <text:p text:style-name="P7"/>
      <text:p text:style-name="P7">d /</text:p>
      <text:p text:style-name="P7">Les compagnies d’assurance vont couvrir des événements pour des acteurs économique<text:span text:style-name="T21">s</text:span> (entreprise, ménages) cotisant pour les événements. </text:p>
      <text:p text:style-name="P10"/>
      <text:p text:style-name="P16">2/</text:p>
      <text:p text:style-name="P10"/>
      <table:table table:name="Tableau2" table:style-name="Tableau2">
        <table:table-column table:style-name="Tableau2.A"/>
        <table:table-column table:style-name="Tableau2.B"/>
        <table:table-row>
          <table:table-cell table:style-name="Tableau2.A1" office:value-type="string">
            <text:p text:style-name="P15">&amp;&amp;&amp;&amp;&amp; Forces : &amp;&amp;&amp;&amp;&amp;</text:p>
            <text:p text:style-name="P15"/>
            <text:p text:style-name="P17"><text:s/><text:span text:style-name="T10">-&gt; Un site lisible et simple d'utilisation.</text:span></text:p>
            <text:p text:style-name="P18"><text:tab/>Important pour ne pas faire <text:span text:style-name="T22">fuir</text:span> le client s’<text:span text:style-name="T22">il </text:span>ouvre le site internet pour la première fois.</text:p>
            <text:p text:style-name="P18"/>
            <text:p text:style-name="P18"><text:s/>-&gt; Volonté de l'entreprise de se démarquer de la concurrence sur le plan écologique.</text:p>
            <text:p text:style-name="P18"><text:tab/><text:span text:style-name="T22">T</text:span>ouche tou<text:span text:style-name="T22">t</text:span> <text:span text:style-name="T7">type</text:span> <text:span text:style-name="T7">de</text:span> client<text:span text:style-name="T7">èle</text:span> qui recherche de la qualité et qui <text:span text:style-name="T22">a</text:span> une conscience écologique <text:span text:style-name="T7">ou volonté écologique.</text:span></text:p>
            <text:p text:style-name="P18"><text:tab/>→<text:span text:style-name="T7"> </text:span>Ex : Des shakers non fait de plastique &amp; poudres 100% naturelles</text:p>
            <text:p text:style-name="P18"/>
            <text:p text:style-name="P18"><text:s/>-&gt; Diversification des produits.</text:p>
            <text:p text:style-name="P18"><text:tab/>Ex : Shakers en édition limitée en partenariat &amp; large choix de poudre (goût<text:span text:style-name="T7">s</text:span> et couleur<text:span text:style-name="T7">s</text:span>)</text:p>
            <text:p text:style-name="P12"/>
            <text:p text:style-name="P13"><text:s/>-<text:span text:style-name="T8">&gt;</text:span> <text:span text:style-name="T8">L’entreprise est en partenariat avec des salles de sport qui vont vendre les produits et donc améliorer la notoriété de l’entreprise.</text:span></text:p>
          </table:table-cell>
          <table:table-cell table:style-name="Tableau2.B1" office:value-type="string">
            <text:p text:style-name="P15">&amp;&amp;&amp;&amp;&amp; Faiblesses : &amp;&amp;&amp;&amp;&amp;</text:p>
            <text:p text:style-name="P15"/>
            <text:p text:style-name="P12"><text:s/><text:span text:style-name="T11">-&gt; Seul support de vente </text:span><text:span text:style-name="T12">est la plate-forme</text:span><text:span text:style-name="T11"> numérique.</text:span></text:p>
            <text:p text:style-name="P13"><text:tab/>Peut être <text:span text:style-name="T7">problématique</text:span> lors de pannes sur le site internet.</text:p>
          </table:table-cell>
        </table:table-row>
      </table:table>
      <text:p text:style-name="P10"><text:soft-page-break/></text:p>
      <text:p text:style-name="P10"/>
      <text:p text:style-name="P28"/>
      <table:table table:name="Tableau1" table:style-name="Tableau1">
        <table:table-column table:style-name="Tableau1.A"/>
        <table:table-column table:style-name="Tableau1.B"/>
        <table:table-row>
          <table:table-cell table:style-name="Tableau1.A1" office:value-type="string">
            <text:p text:style-name="P11">&amp;&amp;&amp;&amp;&amp; <text:span text:style-name="T22">Opportunités</text:span> : &amp;&amp;&amp;&amp;&amp;</text:p>
            <text:p text:style-name="P11"/>
            <text:p text:style-name="P20"><text:s/>-&gt; Confinements</text:p>
            <text:p text:style-name="P20"><text:tab/>Toutes les personnes se fournissant dans des boutiques sont de potentiel<text:span text:style-name="T22">s</text:span> client<text:span text:style-name="T22">s</text:span> dans une situation de confinement. <text:span text:style-name="T7">De plus, après un confinement prolongé, certains individus ont la volonté de reprendre leurs corps en main.</text:span></text:p>
            <text:p text:style-name="P20"/>
            <text:p text:style-name="P20"><text:s/>-&gt; Marché du fitness en plein essor.</text:p>
            <text:p text:style-name="P20"><text:tab/><text:span text:style-name="T7">En vue des nombreuses vidéos publiées par des influenceurs (sur YouTube par exemple), le marché du fitness attire une nouvelle clientèle qui pourra s’offrir les produits de l’entreprise.</text:span></text:p>
            <text:p text:style-name="P20"/>
            <text:p text:style-name="P20"><text:s/>-<text:span text:style-name="T6">&gt; Développement des secteurs du jeux vidéo</text:span></text:p>
            <text:p text:style-name="P14"><text:tab/><text:span text:style-name="T6">Les nouvelles générations sont depuis leurs naissance, baignées dans le numérique. C’est donc s'assurer une futur clientèle prometteuse.</text:span> </text:p>
          </table:table-cell>
          <table:table-cell table:style-name="Tableau1.B1" office:value-type="string">
            <text:p text:style-name="P11">&amp;&amp;&amp;&amp;&amp; Menaces : &amp;&amp;&amp;&amp;&amp;</text:p>
            <text:p text:style-name="P11"/>
            <text:p text:style-name="P20"><text:s/>-&gt; Problèmes numériques </text:p>
            <text:p text:style-name="P20"><text:tab/><text:span text:style-name="T7">Panne ou bug national voir international </text:span></text:p>
            <text:p text:style-name="P20"/>
            <text:p text:style-name="P20"><text:s/>-&gt; Révolutions numériques</text:p>
            <text:p text:style-name="P20"><text:tab/><text:span text:style-name="T7">En vue de l’essor de la donnée et des nouvelles technologies qui émergent, l’entreprise n’est pas à l'abri de devoir changer sont capital fixe pour se mettre à jour</text:span></text:p>
            <text:p text:style-name="P20"/>
            <text:p text:style-name="P20"><text:s/>-&gt; <text:s/>Pénuries de carburants ou de personnel livrant</text:p>
            <text:p text:style-name="P20"><text:tab/><text:span text:style-name="T8">Le coût du carburant augmente et le salaire des chauffeurs routiers augmente pour attirer de la main d'</text:span>œuvre <text:span text:style-name="T8">manquante, poussant l’entreprise à devoir augmenter ses prix ou encore, faire attendre le client avec un délai plus long, le poussant à aller voir la concurrence.</text:span></text:p>
            <text:p text:style-name="P20"/>
            <text:p text:style-name="P19"><text:s/>-&gt; Augmentation des coûts des consommations intermédiaires (Du au transport)</text:p>
            <text:p text:style-name="P20"/>
            <text:p text:style-name="P20"><text:s/>-<text:span text:style-name="T8">&gt; La potentielle arrivé d’un nouveau concurrent sur le marché</text:span></text:p>
            <text:p text:style-name="P20"><text:tab/><text:span text:style-name="T8">Comme le marché est en pleine essor, de nouveau concurrent pourrai émerger sur le marché pour essayer de s’approprier une part du marché</text:span></text:p>
            <text:p text:style-name="P20"/>
            <text:p text:style-name="P20"><text:s/>-<text:span text:style-name="T9">&gt; Nouvelles lois ou normes institutionnelles</text:span></text:p>
            <text:p text:style-name="P14"><text:tab/><text:span text:style-name="T9">Les institutions des pays dans laquelle l’entreprise intervient peut instaurer de nouvelles lois pouvant nuire le marché de l’entreprise (mesures protectionnistes, …)</text:span></text:p>
            <text:p text:style-name="P14"/>
            <text:p text:style-name="P14">-<text:span text:style-name="T17">&gt;</text:span> <text:span text:style-name="T17">Réticence de certains consommateurs face aux compléments alimentaires très transformés proposés par l’entreprise. </text:span></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16"><text:soft-page-break/>3/</text:p>
      <text:p text:style-name="P21"/>
      <text:p text:style-name="P21">Thomas : </text:p>
      <text:p text:style-name="P30"><text:tab/><text:span text:style-name="T16">La transmission d’information se repose sur 2 outils majeurs, une version papier et une version numérique. Toutefois, depuis peu, l’impact environnementale des systèmes d’informations peut être remis en question. Pour cela, nous pourrons nous demander quel système d’informations a un plus grand impact écologique ?</text:span></text:p>
      <text:p text:style-name="P30"/>
      <text:p text:style-name="P30"><text:tab/><text:span text:style-name="T13">Pour le format papier, <text:s/>les émission de gaz à effet de serre (GES) sont du à la déforestation et sur l'arrivée des produits nécessaire à la transformation, toutefois, ceci varient selon la gestion des forêts et de la provenance du papier. Il est donc vrai que pendant son processus de production, le papier est une source de pollution que l’on ne peut négliger. L’avantage du papier, c’est qu’une fois la production passé, sa pollution est limité puisqu’il est facilement recyclable, donc pratique pour des partages d’informations à petite échelle.</text:span></text:p>
      <text:p text:style-name="P30"><text:tab/><text:span text:style-name="T14">Pour le fomat numérique, les GES sont du aux datas center (permettant de stocker la donnée partagées), les infrastructure de réseaux et les équipement numériques des consommateurs. Pour la pollution numérique, il ne faut donc pas négligé la pollution lors du processus de production du bien, la pollution engendrée pour la maintenance des produit utilisées et enfin, la pollution lorsque l’objet arrive en fin de vie. Toutefois, il faut noter que le partage de l’information est devenue indispensable dans la société actuelle, notamment pour la facilité de transmission de l’information. Toutefois une mauvaise gestion des données pousse le stockage de données obsolètes.</text:span></text:p>
      <text:p text:style-name="P30"><text:tab/></text:p>
      <text:p text:style-name="P30"><text:tab/><text:span text:style-name="T15">Pour conclure, je pense que le format papier aurait un impact environnemental plus importante que le numériques si l’on doit transmettre une information a très grande échelle, puisqu’il serait nécessaire d’imprimer pour chaque individus recevant la même information, alors qu’il est tout a fait possible de consulté l’information sur un appareil numérique utilisé couramment (tel qu’un téléphone/ ordinateur/ …). En revanche, pour la transmission d’information à petite échelle, il est plus judicieux d’utiliser une version papier, puis qu'utiliser un stockeur de donnée pour une information que l’on ne souhaite pas archiver serait inutile. De plus, le papier est facilement recyclable.</text:span></text:p>
      <text:p text:style-name="P21"/>
      <text:p text:style-name="P22">Noémie :</text:p>
      <text:p text:style-name="P24"/>
      <text:p text:style-name="P23">On pense souvent à tort qu’utiliser le numérique ne pollue pas, sous prétexte de sa dématérialisation. En effet, cela pallie à une grande consommation de papier cependant l’utilisation du numérique est aussi générateur de pollution. Tout d’abord dans la fabrication du matériel utilisé qui nécessite <text:span text:style-name="T23">des matériaux dont l’extraction est très polluante ainsi que son transport. L’utilisation d’un équipement numérique requiert également une consommation d’énergie tout comme le stockage de données dans les data centers. Le matériel numérique obsolète est également à prendre en compte puisque difficilement recyclable et très polluant.</text:span></text:p>
      <text:p text:style-name="P25"/>
      <text:p text:style-name="P25">Par sa fabrication le papier est également polluant. Tout d’abord elle nécessite une déforestation qui peut être très conséquente pour de grande consommation de papier le papier est <text:span text:style-name="T25">néanmoins </text:span>maintenant soumis à de nombreuses législations <text:span text:style-name="T24">notamment dans la gestion durable espèces boisées et forêts. L’imprimerie est également polluante de par l’équipement et l’encre. Le papier est cependant un matériau très facilement recyclable.</text:span></text:p>
      <text:p text:style-name="P25"/>
      <text:p text:style-name="P26">Dans le cadre de ce rendu de Saé, le papier pourrait donc être la méthode la plus écologique.</text:p>
      <text:p text:style-name="P27">Les formats de la vidéo et du site sont eux nécessairement au format numérique il existe cependant <text:s/>des méthodes pour gérer au mieux son impact en favorisant la simplicité et la sobriété de son site tout comme sa pertinence et durabilité si <text:span text:style-name="T26">nécessaire.</text:span> </text:p>
      <text:p text:style-name="P22"><text:s/></text:p>
      <text:p text:style-name="P21"><text:soft-page-break/></text:p>
      <text:p text:style-name="P31">Nathan :</text:p>
      <text:p text:style-name="P31"><text:tab/>D’après moi, l’utilisation du numériqu<text:span text:style-name="T28">e</text:span> n’est pas intéressante pour la transmission d’information à petite échelle, puisque tout les produit<text:span text:style-name="T28">s</text:span> numérique<text:span text:style-name="T28">s</text:span> oblig<text:span text:style-name="T28">ent</text:span> l’extraction des « terres rares ». De plus <text:span text:style-name="T28">l'utilisation</text:span> des réseaux, les data centers <text:span text:style-name="T28">et</text:span> terminaux contribue<text:span text:style-name="T28">nt</text:span> à l’émission de GES mondiale et prend un<text:span text:style-name="T28">e</text:span> part de plus en plus important<text:span text:style-name="T28">e</text:span> du au développement du numérique. <text:span text:style-name="T28">L’envoie d’une mail est moins énergivore si celui ci est supprimer directement après lecture, alors que l’envoie d’une lettre nécessite du papier et un service de livraison (véhicule, …). Donc l’envoie de masse de plusieurs lettre fait une économie d’échelle sur la consommation de transmission de l’information papier. Cependant, si le mail n’est pas supprimé a la réception, une boite mail peut stocker énormément d’information qui ceux ci seront dans les datas centers, poussant une sur maintenance des produits, et donc une consommation énergétique plus importante augmentant indirectement l’impacte écologique.</text:span></text:p>
      <text:p text:style-name="P31"><text:tab/><text:span text:style-name="T28">En revanche, a grande échelle, faire du traitement de texte quotidien, le numérique devient plus intéressant que le papier, car produire une feuille de papier consomme x2 plus d’énergie que produire un sac en plastique, à l’inverse, le numérique poussant l’extraction des « terre rare », le papier pousse à la déforestation des forêts pour répondre à la demande des consommateurs.</text:span></text:p>
      <text:p text:style-name="P31"><text:tab/></text:p>
      <text:p text:style-name="P31"><text:tab/><text:span text:style-name="T27">En conclusion, il faut avoir conscience, peut importe le moyen de transmission de l’information, celui – ci a une empreinte carbone des sa production, toutefois, il est possible de la limité en effectuant des actions tel que supprimer les mails (conscience numérique) ou encore, une reforestation. Donc l’un comme l’autre, a grande échelle, l’impact environnemental est aussi important, il faudrai donc revoir notre système de production, consommation et transmission d’information dans les règles du développement dur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Gentium" svg:font-family="Gent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 style:display-name="ListLabel 5" style:family="text">
      <style:text-properties fo:font-size="10pt" style:font-name-asian="Calibri" style:font-family-asian="Calibri" style:font-family-generic-asian="system" style:font-pitch-asian="variable" style:font-size-asian="10pt" style:font-name-complex="FreeSans" style:font-family-complex="Free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7T16:10:05.904148216</meta:creation-date>
    <dc:date>2022-01-21T22:47:05.753772358</dc:date>
    <meta:editing-duration>PT2H8M5S</meta:editing-duration>
    <meta:editing-cycles>19</meta:editing-cycles>
    <meta:generator>LibreOffice/6.1.5.2$Linux_X86_64 LibreOffice_project/10$Build-2</meta:generator>
    <meta:document-statistic meta:table-count="2" meta:image-count="0" meta:object-count="0" meta:page-count="5" meta:paragraph-count="74" meta:word-count="1984" meta:character-count="12898" meta:non-whitespace-character-count="10932"/>
  </office:meta>
</office:document-meta>
</file>